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P3" style:family="paragraph">
      <style:paragraph-properties fo:text-align="center"/>
      <style:text-properties fo:font-family="'Times New Roman'" style:font-family-generic="roman" style:font-pitch="variable"/>
    </style:style>
    <style:style style:name="P4" style:family="paragraph">
      <style:text-properties fo:font-family="'Times New Roman'" style:font-family-generic="roman" style:font-pitch="variable"/>
    </style:style>
    <style:style style:name="P5" style:family="paragraph">
      <style:paragraph-properties fo:text-align="center"/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5cm" svg:height="8.89cm" svg:x="0cm" svg:y="0.6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484cm" svg:height="0.954cm" svg:x="0.429cm" svg:y="1.586cm">
          <draw:text-box>
            <text:p><text:span text:style-name="T1">Built-In Reactive Layer</text:span></text:p>
          </draw:text-box>
        </draw:frame>
        <draw:custom-shape draw:style-name="gr3" draw:text-style-name="P3" draw:layer="layout" svg:width="7.62cm" svg:height="2.54cm" svg:x="1.27cm" svg:y="6.35cm">
          <text:p text:style-name="P1"><text:span text:style-name="T2">Built-In Reactive</text:span></text:p>
          <text:p text:style-name="P1"><text:span text:style-name="T2">Physical Agenc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62cm" svg:height="2.54cm" svg:x="10.16cm" svg:y="6.35cm">
          <text:p text:style-name="P1"><text:span text:style-name="T2">Built-In Reactive</text:span></text:p>
          <text:p text:style-name="P1"><text:span text:style-name="T2">Sensory Agency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97cm" svg:y1="12.7cm" svg:x2="13.97cm" svg:y2="8.89cm">
          <text:p/>
        </draw:line>
        <draw:line draw:style-name="gr4" draw:text-style-name="P1" draw:layer="layout" svg:x1="13.97cm" svg:y1="6.35cm" svg:x2="13.97cm" svg:y2="3.81cm">
          <text:p/>
        </draw:line>
        <draw:line draw:style-name="gr4" draw:text-style-name="P1" draw:layer="layout" svg:x1="5.08cm" svg:y1="8.89cm" svg:x2="5.08cm" svg:y2="12.7cm">
          <text:p/>
        </draw:line>
        <draw:custom-shape draw:style-name="gr1" draw:text-style-name="P1" draw:layer="layout" svg:width="19.05cm" svg:height="2.54cm" svg:x="0cm" svg:y="12.06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612cm" svg:height="0.954cm" svg:x="6.826cm" svg:y="12.7cm">
          <draw:text-box>
            <text:p><text:span text:style-name="T1">Physical Simulation</text:span></text:p>
          </draw:text-box>
        </draw:frame>
        <draw:frame draw:style-name="gr2" draw:text-style-name="P4" draw:layer="layout" svg:width="3.58cm" svg:height="1.657cm" svg:x="13.982cm" svg:y="10.001cm">
          <draw:text-box>
            <text:p><text:span text:style-name="T2">Trace Event</text:span></text:p>
            <text:p><text:span text:style-name="T2">Stream</text:span></text:p>
          </draw:text-box>
        </draw:frame>
        <draw:frame draw:style-name="gr2" draw:text-style-name="P4" draw:layer="layout" svg:width="5.612cm" svg:height="1.657cm" svg:x="5.183cm" svg:y="10.09cm">
          <draw:text-box>
            <text:p><text:span text:style-name="T2">Physical Simulation</text:span></text:p>
            <text:p><text:span text:style-name="T2">Commands</text:span></text:p>
          </draw:text-box>
        </draw:frame>
        <draw:frame draw:style-name="gr2" draw:text-style-name="P4" draw:layer="layout" svg:width="3.296cm" svg:height="1.657cm" svg:x="14.007cm" svg:y="4.286cm">
          <draw:text-box>
            <text:p><text:span text:style-name="T2">Event</text:span></text:p>
            <text:p><text:span text:style-name="T2">Integration</text:span></text:p>
          </draw:text-box>
        </draw:frame>
        <draw:custom-shape draw:style-name="gr3" draw:text-style-name="P5" draw:layer="layout" svg:width="7.62cm" svg:height="2.54cm" svg:x="10.16cm" svg:y="1.27cm">
          <text:p text:style-name="P1"><text:span text:style-name="T3">Visual 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3-01-13T16:29:48</meta:creation-date>
    <dc:date>2013-01-17T11:57:07</dc:date>
    <dc:creator>neptune </dc:creator>
    <meta:editing-duration>PT10M25S</meta:editing-duration>
    <meta:editing-cycles>3</meta:editing-cycles>
    <meta:generator>LibreOffice/3.5$Linux_X86_64 LibreOffice_project/350m1$Build-2</meta:generator>
    <meta:document-statistic meta:object-count="13"/>
  </office:meta>
</office:document-meta>
</file>